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There's a cave in the side of the cliff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"No-one has ever set foot inside in fear of
monsters, but there's no doubt that there's
a base in there."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4:03:19+01:00</meta:creation-date>
    <dc:date>2019-11-30T14:03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